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09361111111111cm"/>
    </style:style>
    <style:style style:name="co2" style:family="table-column">
      <style:table-column-properties fo:break-before="auto" style:column-width="0.299861111111111cm"/>
    </style:style>
    <style:style style:name="co3" style:family="table-column">
      <style:table-column-properties fo:break-before="auto" style:column-width="7.21430555555556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Email Contact</text:p>
          </table:table-cell>
          <table:table-cell table:number-columns-repeated="16381" table:style-name="ce1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string" table:style-name="ce1">
            <text:p>September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Larry Smith</text:p>
          </table:table-cell>
          <table:table-cell table:number-columns-repeated="1638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Ian Haliday</text:p>
          </table:table-cell>
          <table:table-cell table:number-columns-repeated="16381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Darren Sissons</text:p>
          </table:table-cell>
          <table:table-cell table:number-columns-repeated="16381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BNI Business Exchange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October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anjay Singhal</text:p>
          </table:table-cell>
          <table:table-cell office:value-type="string" table:style-name="ce1">
            <text:p>Intro: CommuniBee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Darren Sissons</text:p>
          </table:table-cell>
          <table:table-cell office:value-type="string" table:style-name="ce1">
            <text:p>Intro: CommuniBee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November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https://oakvilleoptimistclub.com/contact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February</text:p>
          </table:table-cell>
          <table:table-cell table:number-columns-repeated="16382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Osborne Group Langlois</text:p>
          </table:table-cell>
          <table:table-cell office:value-type="string" table:style-name="ce1">
            <text:p>lm re L57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NACO stakeholder relations</text:p>
          </table:table-cell>
          <table:table-cell office:value-type="string" table:style-name="ce1">
            <text:p>lm re L57</text:p>
          </table:table-cell>
          <table:table-cell table:number-columns-repeated="16380"/>
        </table:table-row>
        <table:table-row table:number-rows-repeated="1048559" table:style-name="ro2">
          <table:table-cell table:number-columns-repeated="16384"/>
        </table:table-row>
      </table:table>
      <table:table table:name="Sheet2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Christine Ballard</meta:initial-creator>
    <dc:creator>Ballard, Nicholas</dc:creator>
    <meta:creation-date>2024-09-21T11:15:25Z</meta:creation-date>
    <dc:date>2025-02-10T20:31:06Z</dc:date>
    <meta:editing-cycles>6</meta:editing-cycles>
    <meta:editing-duration>PT1009S</meta:editing-duration>
  </office:meta>
</office:document-meta>
</file>